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196056656" text:id="ct196056656">
          <text:insertion>
            <office:change-info>
              <dc:creator>Gauthier Bastien</dc:creator>
              <dc:date>2015-09-22T15:23:00</dc:date>
            </office:change-info>
          </text:insertion>
        </text:changed-region>
        <text:changed-region xml:id="ct196126256" text:id="ct196126256">
          <text:insertion>
            <office:change-info>
              <dc:creator>Gauthier Bastien</dc:creator>
              <dc:date>2015-09-22T15:23:00</dc:date>
            </office:change-info>
          </text:insertion>
        </text:changed-region>
        <text:changed-region xml:id="ct195659616" text:id="ct195659616">
          <text:insertion>
            <office:change-info>
              <dc:creator>Gauthier Bastien</dc:creator>
              <dc:date>2015-09-22T15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mmary</text:h>
      <text:p text:style-name="Standard"/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h text:style-name="Heading_20_2" text:outline-level="2">Title</text:h>
          </table:table-cell>
          <table:table-cell table:style-name="Tableau2.A1" office:value-type="string">
            <text:h text:style-name="Heading_20_2" text:outline-level="2">State</text:h>
          </table:table-cell>
          <table:table-cell table:style-name="Tableau2.C1" office:value-type="string">
            <text:h text:style-name="Heading_20_2" text:outline-level="2">Creator</text:h>
          </table:table-cell>
        </table:table-row>
        <table:table-row>
          <table:table-cell table:style-name="Tableau2.A2" office:value-type="string">
            <text:p text:style-name="Table_20_Contents"><text:change-start text:change-id="ct196056656"/>brain.Title<text:change-end text:change-id="ct196056656"/><office:annotation><dc:creator>Gauthier Bastien</dc:creator><dc:date>2015-09-18T15:51:19</dc:date><text:p text:style-name="P1"><text:span text:style-name="T1">do row for brain in brains</text:span></text:p></office:annotation></text:p>
          </table:table-cell>
          <table:table-cell table:style-name="Tableau2.A2" office:value-type="string">
            <text:p text:style-name="Table_20_Contents"><text:change-start text:change-id="ct196126256"/>brain.review_state<text:change-end text:change-id="ct196126256"/></text:p>
          </table:table-cell>
          <table:table-cell table:style-name="Tableau2.C2" office:value-type="string">
            <text:p text:style-name="Table_20_Contents"><text:change-start text:change-id="ct195659616"/>brain.Creator<text:change-end text:change-id="ct19565961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5-09-18T15:51:04</meta:creation-date>
    <dc:date>2015-09-22T15:24:53</dc:date>
    <dc:creator>Gauthier Bastien</dc:creator>
    <meta:editing-duration>PT1M30S</meta:editing-duration>
    <meta:editing-cycles>4</meta:editing-cycles>
    <meta:generator>LibreOffice/3.5$Linux_x86 LibreOffice_project/350m1$Build-2</meta:generator>
    <meta:document-statistic meta:table-count="1" meta:image-count="0" meta:object-count="0" meta:page-count="1" meta:paragraph-count="7" meta:word-count="8" meta:character-count="67" meta:non-whitespace-character-count="67"/>
  </office:meta>
</office:document-meta>
</file>